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68cm"/>
    </style:style>
    <style:style style:name="co2" style:family="table-column">
      <style:table-column-properties fo:break-before="auto" style:column-width="7.622cm"/>
    </style:style>
    <style:style style:name="co3" style:family="table-column">
      <style:table-column-properties fo:break-before="auto" style:column-width="7.59cm"/>
    </style:style>
    <style:style style:name="co4" style:family="table-column">
      <style:table-column-properties fo:break-before="auto" style:column-width="7.467cm"/>
    </style:style>
    <style:style style:name="co5" style:family="table-column">
      <style:table-column-properties fo:break-before="auto" style:column-width="8.424cm"/>
    </style:style>
    <style:style style:name="co6" style:family="table-column">
      <style:table-column-properties fo:break-before="auto" style:column-width="7.684cm"/>
    </style:style>
    <style:style style:name="co7" style:family="table-column">
      <style:table-column-properties fo:break-before="auto" style:column-width="5.893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5.223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date-style style:name="N8037" number:language="es" number:country="G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fdeada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b3f8a8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fcc99"/>
    </style:style>
    <style:style style:name="ce6" style:family="table-cell" style:parent-style-name="Excel_20_Built-in_20_Normal" style:data-style-name="N8037">
      <style:table-cell-properties fo:background-color="#ffcc99"/>
    </style:style>
    <style:style style:name="ce7" style:family="table-cell" style:parent-style-name="Excel_20_Built-in_20_Normal" style:data-style-name="N8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urnamen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CONMEBOL</text:p>
          </table:table-cell>
          <table:table-cell table:style-name="ce1" office:value-type="string">
            <text:p>CONCACAF</text:p>
          </table:table-cell>
          <table:table-cell table:style-name="ce1" office:value-type="string">
            <text:p>UEFA</text:p>
          </table:table-cell>
          <table:table-cell table:style-name="ce1" office:value-type="string">
            <text:p>OFC</text:p>
          </table:table-cell>
          <table:table-cell table:style-name="ce1" office:value-type="string">
            <text:p>AFC</text:p>
          </table:table-cell>
          <table:table-cell table:style-name="ce1" office:value-type="string">
            <text:p>CAF</text:p>
          </table:table-cell>
          <table:table-cell table:style-name="ce1" office:value-type="string">
            <text:p>FIFA</text:p>
          </table:table-cell>
          <table:table-cell table:style-name="ce1" office:value-type="string">
            <text:p>Invitacional</text:p>
          </table:table-cell>
          <table:table-cell table:number-columns-repeated="1016"/>
        </table:table-row>
        <table:table-row table:style-name="ro1">
          <table:table-cell table:style-name="ce2" table:formula="of:=&quot;- Eliminatorias Copa America&quot;" office:value-type="string" office:string-value="- Eliminatorias Copa America">
            <text:p>- Eliminatorias Copa America</text:p>
          </table:table-cell>
          <table:table-cell table:style-name="ce2" office:value-type="string">
            <text:p>- Copa Uncaf</text:p>
          </table:table-cell>
          <table:table-cell table:style-name="ce3" office:value-type="string">
            <text:p>- Eliminatorias UEFA Euro</text:p>
          </table:table-cell>
          <table:table-cell table:style-name="ce3" office:value-type="string">
            <text:p>- Melanesi Cup</text:p>
          </table:table-cell>
          <table:table-cell table:style-name="ce3" office:value-type="string">
            <text:p>- AFC Nations Cup</text:p>
          </table:table-cell>
          <table:table-cell table:style-name="ce2" office:value-type="string">
            <text:p>- Africa Cup of Nations</text:p>
          </table:table-cell>
          <table:table-cell table:style-name="ce3" table:formula="of:=&quot;- Copa del Mundo&quot;" office:value-type="string" office:string-value="- Copa del Mundo">
            <text:p>- Copa del Mundo</text:p>
          </table:table-cell>
          <table:table-cell table:style-name="ce3" table:formula="of:=&quot;- Brazil Independence Cup&quot;" office:value-type="string" office:string-value="- Brazil Independence Cup">
            <text:p>- Brazil Independence Cup</text:p>
          </table:table-cell>
          <table:table-cell table:number-columns-repeated="1016"/>
        </table:table-row>
        <table:table-row table:style-name="ro1">
          <table:table-cell table:style-name="ce2" table:formula="of:=&quot;- Copa America &quot;" office:value-type="string" office:string-value="- Copa America ">
            <text:p>- Copa America </text:p>
          </table:table-cell>
          <table:table-cell table:style-name="ce3" office:value-type="string">
            <text:p>- Caribbean Cup</text:p>
          </table:table-cell>
          <table:table-cell table:style-name="ce2" table:formula="of:=&quot;- UEFA Euro &quot;" office:value-type="string" office:string-value="- UEFA Euro ">
            <text:p>- UEFA Euro </text:p>
          </table:table-cell>
          <table:table-cell table:style-name="ce3" office:value-type="string">
            <text:p>- Polynesia Cup</text:p>
          </table:table-cell>
          <table:table-cell table:style-name="ce3" office:value-type="string">
            <text:p>- AFC Challenge Cup</text:p>
          </table:table-cell>
          <table:table-cell table:style-name="ce2" office:value-type="string">
            <text:p>- African Nations Championship</text:p>
          </table:table-cell>
          <table:table-cell table:style-name="ce3" table:formula="of:=&quot;- Repechajes Copa del Mundo&quot;" office:value-type="string" office:string-value="- Repechajes Copa del Mundo">
            <text:p>- Repechajes Copa del Mundo</text:p>
          </table:table-cell>
          <table:table-cell table:style-name="ce3" table:formula="of:=&quot;- Taca das Nacoes&quot;" office:value-type="string" office:string-value="- Taca das Nacoes">
            <text:p>- Taca das Nacoes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&quot;" office:value-type="string" office:string-value="- Eliminatorias Copa del Mundo">
            <text:p>- Eliminatorias Copa del Mundo</text:p>
          </table:table-cell>
          <table:table-cell table:style-name="ce3" office:value-type="string">
            <text:p>- Eliminatorias Copa de Oro</text:p>
          </table:table-cell>
          <table:table-cell table:style-name="ce3" office:value-type="string">
            <text:p>- Eliminatorias Copa del Mundo</text:p>
          </table:table-cell>
          <table:table-cell table:style-name="ce4" office:value-type="string">
            <text:p>- Eliminatorias OFC Nations Cup</text:p>
          </table:table-cell>
          <table:table-cell table:style-name="ce3" office:value-type="string">
            <text:p>- Eliminatorias AFC Nations Cup</text:p>
          </table:table-cell>
          <table:table-cell table:style-name="ce3" office:value-type="string">
            <text:p>- Eliminatorias Africa Cup of Nations</text:p>
          </table:table-cell>
          <table:table-cell table:style-name="ce3" table:formula="of:=&quot;- Copa Confederaciones&quot;" office:value-type="string" office:string-value="- Copa Confederaciones">
            <text:p>- Copa Confederaciones</text:p>
          </table:table-cell>
          <table:table-cell table:style-name="ce3" table:formula="of:=&quot;- Superclasico de las Americas&quot;" office:value-type="string" office:string-value="- Superclasico de las Americas">
            <text:p>- Superclasico de las Americas</text:p>
          </table:table-cell>
          <table:table-cell table:number-columns-repeated="1016"/>
        </table:table-row>
        <table:table-row table:style-name="ro1"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office:value-type="string">
            <text:p>- Copa de Oro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number-columns-repeated="2" table:style-name="ce3" office:value-type="string">
            <text:p>- Eliminatorias Copa del Mundo</text:p>
          </table:table-cell>
          <table:table-cell table:style-name="ce3" office:value-type="string">
            <text:p>- Eliminatorias African Nations Championship</text:p>
          </table:table-cell>
          <table:table-cell table:style-name="ce2" table:formula="of:=&quot;- Juegos Olimpicos&quot;" office:value-type="string" office:string-value="- Juegos Olimpicos">
            <text:p>- Juegos Olimpicos</text:p>
          </table:table-cell>
          <table:table-cell table:style-name="ce3" table:formula="of:=&quot;- Roca Cup&quot;" office:value-type="string" office:string-value="- Roca Cup">
            <text:p>- Roca Cup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office:value-type="string">
            <text:p>- Eliminatorias Copa del Mundo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office:value-type="string">
            <text:p>- Eliminatorias Copa del Mundo</text:p>
          </table:table-cell>
          <table:table-cell table:style-name="ce3" table:formula="of:=&quot;- Copa del Mundo Sub 20&quot;" office:value-type="string" office:string-value="- Copa del Mundo Sub 20">
            <text:p>- Copa del Mundo Sub 20</text:p>
          </table:table-cell>
          <table:table-cell table:style-name="ce3" table:formula="of:=&quot;- Taca do Atlantico&quot;" office:value-type="string" office:string-value="- Taca do Atlantico">
            <text:p>- Taca do Atlantico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table:formula="of:=&quot;- Copa del Mundo Sub 17&quot;" office:value-type="string" office:string-value="- Copa del Mundo Sub 17">
            <text:p>- Copa del Mundo Sub 17</text:p>
          </table:table-cell>
          <table:table-cell table:style-name="ce3" table:formula="of:=&quot;- 1980 Mundialito&quot;" office:value-type="string" office:string-value="- 1980 Mundialito">
            <text:p>- 1980 Mundialito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2" table:formula="of:=&quot;- Copa del Mundo Futsal&quot;" office:value-type="string" office:string-value="- Copa del Mundo Futsal">
            <text:p>- Copa del Mundo Futsal</text:p>
          </table:table-cell>
          <table:table-cell table:style-name="ce3" table:formula="of:=&quot;- Turnoi de France&quot;" office:value-type="string" office:string-value="- Turnoi de France">
            <text:p>- Turnoi de Fran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/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Brazil Grand Prix Futsal&quot;" office:value-type="string" office:string-value="- Brazil Grand Prix Futsal">
            <text:p>- Brazil Grand Prix Futsal</text:p>
          </table:table-cell>
          <table:table-cell table:style-name="ce3" table:formula="of:=&quot;- Toulon Tournament&quot;" office:value-type="string" office:string-value="- Toulon Tournament">
            <text:p>- Toulon Tournamen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/>
          <table:table-cell table:style-name="ce3" table:formula="of:=&quot;- Trans Tasman Cup&quot;" office:value-type="string" office:string-value="- Trans Tasman Cup">
            <text:p>- Trans Tasman Cup</text:p>
          </table:table-cell>
          <table:table-cell/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Juegos Paramericanos&quot;" office:value-type="string" office:string-value="- Juegos Paramericanos">
            <text:p>- Juegos Paramericanos</text:p>
          </table:table-cell>
          <table:table-cell table:style-name="ce2" table:formula="of:=&quot;- China Cup&quot;" office:value-type="string" office:string-value="- China Cup">
            <text:p>- China 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table:formula="of:=&quot;- OFC Nations Cup&quot;" office:value-type="string" office:string-value="- OFC Nations Cup">
            <text:p>- OFC Nations Cup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table:formula="of:=SUM([.A12:.H12])" office:value-type="float" office:value="68">
            <text:p>68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xt Tournaments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8" table:number-columns-repeated="1023" table:default-cell-style-name="Excel_20_Built-in_20_Normal"/>
        <table:table-row table:style-name="ro1">
          <table:table-cell table:style-name="ce5" office:value-type="string">
            <text:p>World Baseball Classic 2017</text:p>
          </table:table-cell>
          <table:table-cell table:style-name="ce6" office:value-type="date" office:date-value="2017-03-06">
            <text:p>06/03/17</text:p>
          </table:table-cell>
          <table:table-cell table:number-columns-repeated="1022"/>
        </table:table-row>
        <table:table-row table:style-name="ro1">
          <table:table-cell office:value-type="string">
            <text:p>World Cup U20 2017</text:p>
          </table:table-cell>
          <table:table-cell table:style-name="ce7" office:value-type="date" office:date-value="2017-05-20">
            <text:p>20/05/17</text:p>
          </table:table-cell>
          <table:table-cell table:number-columns-repeated="1022"/>
        </table:table-row>
        <table:table-row table:style-name="ro2">
          <table:table-cell office:value-type="string">
            <text:p>FIFA Confederations 2017</text:p>
          </table:table-cell>
          <table:table-cell table:style-name="ce7" office:value-type="date" office:date-value="2017-06-17">
            <text:p>17/06/17</text:p>
          </table:table-cell>
          <table:table-cell table:number-columns-repeated="1022"/>
        </table:table-row>
        <table:table-row table:style-name="ro1">
          <table:table-cell office:value-type="string">
            <text:p>Caribbean Cup 2017</text:p>
          </table:table-cell>
          <table:table-cell table:style-name="ce7" office:value-type="date" office:date-value="2017-06-22">
            <text:p>22/06/17</text:p>
          </table:table-cell>
          <table:table-cell table:number-columns-repeated="1022"/>
        </table:table-row>
        <table:table-row table:style-name="ro1">
          <table:table-cell office:value-type="string">
            <text:p>Gold Cup 2017</text:p>
          </table:table-cell>
          <table:table-cell table:style-name="ce7" office:value-type="date" office:date-value="2017-07-17">
            <text:p>17/07/17</text:p>
          </table:table-cell>
          <table:table-cell table:number-columns-repeated="1022"/>
        </table:table-row>
        <table:table-row table:style-name="ro1">
          <table:table-cell office:value-type="string">
            <text:p>World Cup U17 2017</text:p>
          </table:table-cell>
          <table:table-cell table:style-name="ce7" office:value-type="date" office:date-value="2017-10-08">
            <text:p>08/10/17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19/03/2017</text:date>, <text:time>22:4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3-19T22:42:54</dc:date>
    <dc:creator>Esdras Salazar</dc:creator>
    <meta:editing-duration>PT13M7S</meta:editing-duration>
    <meta:editing-cycles>2</meta:editing-cycles>
    <meta:document-statistic meta:table-count="2" meta:cell-count="97" meta:object-count="0"/>
  </office:meta>
</office:document-meta>
</file>